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D000003B1B1BE79EA6F3A730B.png" manifest:media-type="image/png"/>
  <manifest:file-entry manifest:full-path="Pictures/10000000000001070000029FDCDDC6DF0D4BF22F.png" manifest:media-type="image/png"/>
  <manifest:file-entry manifest:full-path="Pictures/1000000000000104000003A21345D78D12BCF480.png" manifest:media-type="image/png"/>
  <manifest:file-entry manifest:full-path="Pictures/100000000000010D0000035C9157136FE3D0AB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goe UI" svg:font-family="'Segoe U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14.004cm" svg:y="-2cm" svg:width="5.976cm" svg:height="21.001cm" draw:z-index="0"><draw:image xlink:href="Pictures/100000000000010D000003B1B1BE79EA6F3A730B.png" xlink:type="simple" xlink:show="embed" xlink:actuate="onLoad" loext:mime-type="image/png"/></draw:frame><draw:frame draw:style-name="fr1" draw:name="Image2" text:anchor-type="paragraph" svg:x="-1cm" svg:y="-2cm" svg:width="6.567cm" svg:height="21.001cm" draw:z-index="1"><draw:image xlink:href="Pictures/100000000000010D0000035C9157136FE3D0ABCA.png" xlink:type="simple" xlink:show="embed" xlink:actuate="onLoad" loext:mime-type="image/png"/></draw:frame><draw:frame draw:style-name="fr1" draw:name="Image3" text:anchor-type="paragraph" svg:x="6.914cm" svg:y="-2cm" svg:width="5.87cm" svg:height="21.001cm" draw:z-index="2"><draw:image xlink:href="Pictures/1000000000000104000003A21345D78D12BCF480.png" xlink:type="simple" xlink:show="embed" xlink:actuate="onLoad" loext:mime-type="image/png"/></draw:frame><draw:frame draw:style-name="fr1" draw:name="Image4" text:anchor-type="paragraph" svg:x="20.373cm" svg:y="0cm" svg:width="6.959cm" svg:height="17.755cm" draw:z-index="3"><draw:image xlink:href="Pictures/10000000000001070000029FDCDDC6DF0D4BF22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egoe UI" svg:font-family="'Segoe U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egoe UI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6:11:26.612000000</meta:creation-date>
    <dc:date>2019-07-18T16:19:31.339000000</dc:date>
    <meta:editing-duration>PT8M5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6.2.4.2$Windows_X86_64 LibreOffice_project/2412653d852ce75f65fbfa83fb7e7b669a126d64</meta:generator>
  </office:meta>
</office:document-meta>
</file>